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5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5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5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5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6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6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5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5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5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5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5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5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6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7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5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6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7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5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5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7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5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6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6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23:39:34.475522231</dc:date>
    <meta:editing-duration>P6DT15H18M15S</meta:editing-duration>
    <meta:editing-cycles>960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360" meta:object-count="0"/>
  </office:meta>
</office:document-meta>
</file>